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Artist</text:p>
          </table:table-cell>
          <table:table-cell office:value-type="string">
            <text:p>Dead Sea 33</text:p>
          </table:table-cell>
          <table:table-cell office:value-type="string">
            <text:p>Dexter</text:p>
          </table:table-cell>
          <table:table-cell office:value-type="string">
            <text:p>Grc</text:p>
          </table:table-cell>
          <table:table-cell office:value-type="string">
            <text:p>Icoin</text:p>
          </table:table-cell>
          <table:table-cell office:value-type="string">
            <text:p>Jasinlee</text:p>
          </table:table-cell>
          <table:table-cell office:value-type="string">
            <text:p>Marticps</text:p>
          </table:table-cell>
          <table:table-cell office:value-type="string">
            <text:p>Mjbmonetarymetals</text:p>
          </table:table-cell>
          <table:table-cell office:value-type="string">
            <text:p>Skull 88</text:p>
          </table:table-cell>
          <table:table-cell office:value-type="string">
            <text:p>Tosku</text:p>
          </table:table-cell>
        </table:table-row>
        <table:table-row table:style-name="ro1">
          <table:table-cell office:value-type="string">
            <text:p>Devcoin Voter</text:p>
          </table:table-cell>
          <table:table-cell table:number-columns-repeated="9"/>
        </table:table-row>
        <table:table-row table:style-name="ro1">
          <table:table-cell office:value-type="string">
            <text:p>Alex0909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ad Sea 33</text:p>
          </table:table-cell>
          <table:table-cell table:number-columns-repeated="4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Fuzzy Bear</text:p>
          </table:table-cell>
          <table:table-cell table:number-columns-repeated="5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Grc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Marticp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tazilla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tabot</text:p>
          </table:table-cell>
          <table:table-cell table:number-columns-repeated="3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anlo</text:p>
          </table:table-cell>
          <table:table-cell table:number-columns-repeated="4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wobits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Unthinkingbit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Vlad2Vlad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Weisoq</text:p>
          </table:table-cell>
          <table:table-cell table:number-columns-repeated="5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vcoin Voter Sum</text:p>
          </table:table-cell>
          <table:table-cell table:formula="of:=SUM([.B3:.B14])" office:value-type="float" office:value="179">
            <text:p>179</text:p>
          </table:table-cell>
          <table:table-cell table:formula="of:=SUM([.C3:.C14])" office:value-type="float" office:value="90">
            <text:p>90</text:p>
          </table:table-cell>
          <table:table-cell table:formula="of:=SUM([.D3:.D14])" office:value-type="float" office:value="430">
            <text:p>430</text:p>
          </table:table-cell>
          <table:table-cell table:formula="of:=SUM([.E3:.E14])" office:value-type="float" office:value="489">
            <text:p>489</text:p>
          </table:table-cell>
          <table:table-cell table:formula="of:=SUM([.F3:.F14])" office:value-type="float" office:value="418">
            <text:p>418</text:p>
          </table:table-cell>
          <table:table-cell table:formula="of:=SUM([.G3:.G14])" office:value-type="float" office:value="878">
            <text:p>878</text:p>
          </table:table-cell>
          <table:table-cell table:formula="of:=SUM([.H3:.H14])" office:value-type="float" office:value="280">
            <text:p>280</text:p>
          </table:table-cell>
          <table:table-cell table:formula="of:=SUM([.I3:.I14])" office:value-type="float" office:value="467">
            <text:p>467</text:p>
          </table:table-cell>
          <table:table-cell table:formula="of:=SUM([.J3:.J14])" office:value-type="float" office:value="105">
            <text:p>105</text:p>
          </table:table-cell>
        </table:table-row>
        <table:table-row table:style-name="ro1">
          <table:table-cell office:value-type="string">
            <text:p>Devcoin Sum Doubled</text:p>
          </table:table-cell>
          <table:table-cell table:formula="of:=[.B15]*2" office:value-type="float" office:value="358">
            <text:p>358</text:p>
          </table:table-cell>
          <table:table-cell table:formula="of:=[.C15]*2" office:value-type="float" office:value="180">
            <text:p>180</text:p>
          </table:table-cell>
          <table:table-cell table:formula="of:=[.D15]*2" office:value-type="float" office:value="860">
            <text:p>860</text:p>
          </table:table-cell>
          <table:table-cell table:formula="of:=[.E15]*2" office:value-type="float" office:value="978">
            <text:p>978</text:p>
          </table:table-cell>
          <table:table-cell table:formula="of:=[.F15]*2" office:value-type="float" office:value="836">
            <text:p>836</text:p>
          </table:table-cell>
          <table:table-cell table:formula="of:=[.G15]*2" office:value-type="float" office:value="1756">
            <text:p>1756</text:p>
          </table:table-cell>
          <table:table-cell table:formula="of:=[.H15]*2" office:value-type="float" office:value="560">
            <text:p>560</text:p>
          </table:table-cell>
          <table:table-cell table:formula="of:=[.I15]*2" office:value-type="float" office:value="934">
            <text:p>934</text:p>
          </table:table-cell>
          <table:table-cell table:formula="of:=[.J15]*2" office:value-type="float" office:value="210">
            <text:p>210</text:p>
          </table:table-cell>
        </table:table-row>
        <table:table-row table:style-name="ro1">
          <table:table-cell office:value-type="string">
            <text:p>Activity Voter</text:p>
          </table:table-cell>
          <table:table-cell table:number-columns-repeated="9"/>
        </table:table-row>
        <table:table-row table:style-name="ro1">
          <table:table-cell office:value-type="string">
            <text:p>O0400</text:p>
          </table:table-cell>
          <table:table-cell table:number-columns-repeated="5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itcoin Megastore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Dcl595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string">
            <text:p>Praxis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2"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Voter Sum</text:p>
          </table:table-cell>
          <table:table-cell table:formula="of:=SUM([.B18:.B21])+[.B16]" office:value-type="float" office:value="508">
            <text:p>508</text:p>
          </table:table-cell>
          <table:table-cell table:formula="of:=SUM([.C18:.C21])+[.C16]" office:value-type="float" office:value="230">
            <text:p>230</text:p>
          </table:table-cell>
          <table:table-cell table:formula="of:=SUM([.D18:.D21])+[.D16]" office:value-type="float" office:value="1088">
            <text:p>1088</text:p>
          </table:table-cell>
          <table:table-cell table:formula="of:=SUM([.E18:.E21])+[.E16]" office:value-type="float" office:value="1097">
            <text:p>1097</text:p>
          </table:table-cell>
          <table:table-cell table:formula="of:=SUM([.F18:.F21])+[.F16]" office:value-type="float" office:value="856">
            <text:p>856</text:p>
          </table:table-cell>
          <table:table-cell table:formula="of:=SUM([.G18:.G21])+[.G16]" office:value-type="float" office:value="1950">
            <text:p>1950</text:p>
          </table:table-cell>
          <table:table-cell table:formula="of:=SUM([.H18:.H21])+[.H16]" office:value-type="float" office:value="680">
            <text:p>680</text:p>
          </table:table-cell>
          <table:table-cell table:formula="of:=SUM([.I18:.I21])+[.I16]" office:value-type="float" office:value="1164">
            <text:p>1164</text:p>
          </table:table-cell>
          <table:table-cell table:formula="of:=SUM([.J18:.J21])+[.J16]" office:value-type="float" office:value="375">
            <text:p>375</text:p>
          </table:table-cell>
        </table:table-row>
        <table:table-row table:style-name="ro1">
          <table:table-cell office:value-type="string">
            <text:p>Qualification</text:p>
          </table:table-cell>
          <table:table-cell office:value-type="string">
            <text:p>Recused</text:p>
          </table:table-cell>
          <table:table-cell/>
          <table:table-cell office:value-type="string">
            <text:p>Recused</text:p>
          </table:table-cell>
          <table:table-cell table:number-columns-repeated="2"/>
          <table:table-cell office:value-type="string">
            <text:p>Recused</text:p>
          </table:table-cell>
          <table:table-cell table:number-columns-repeated="3"/>
        </table:table-row>
        <table:table-row table:style-name="ro1">
          <table:table-cell office:value-type="string">
            <text:p>Votes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number-columns-repeated="2" office:value-type="float" office:value="28">
            <text:p>28</text:p>
          </table:table-cell>
          <table:table-cell office:value-type="float" office:value="26">
            <text:p>26</text:p>
          </table:table-cell>
          <table:table-cell table:number-columns-repeated="3" office:value-type="float" office:value="28">
            <text:p>28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f:=ROUND([.B22]/[.B24];1)" office:value-type="float" office:value="19.5">
            <text:p>19.5</text:p>
          </table:table-cell>
          <table:table-cell table:formula="of:=ROUND([.C22]/[.C24];1)" office:value-type="float" office:value="8.2">
            <text:p>8.2</text:p>
          </table:table-cell>
          <table:table-cell table:formula="of:=ROUND([.D22]/[.D24];1)" office:value-type="float" office:value="41.8">
            <text:p>41.8</text:p>
          </table:table-cell>
          <table:table-cell table:formula="of:=ROUND([.E22]/[.E24];1)" office:value-type="float" office:value="39.2">
            <text:p>39.2</text:p>
          </table:table-cell>
          <table:table-cell table:formula="of:=ROUND([.F22]/[.F24];1)" office:value-type="float" office:value="30.6">
            <text:p>30.6</text:p>
          </table:table-cell>
          <table:table-cell table:formula="of:=ROUND([.G22]/[.G24];1)" office:value-type="float" office:value="75">
            <text:p>75</text:p>
          </table:table-cell>
          <table:table-cell table:formula="of:=ROUND([.H22]/[.H24];1)" office:value-type="float" office:value="24.3">
            <text:p>24.3</text:p>
          </table:table-cell>
          <table:table-cell table:formula="of:=ROUND([.I22]/[.I24];1)" office:value-type="float" office:value="41.6">
            <text:p>41.6</text:p>
          </table:table-cell>
          <table:table-cell table:formula="of:=ROUND([.J22]/[.J24];1)" office:value-type="float" office:value="13.4">
            <text:p>13.4</text:p>
          </table:table-cell>
        </table:table-row>
        <table:table-row table:style-name="ro1">
          <table:table-cell office:value-type="string">
            <text:p>Rank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Share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7/07/2013</text:date>, <text:time>01:3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7-07T00:32:00</meta:creation-date>
    <meta:generator>OpenOffice.org/3.2$Linux OpenOffice.org_project/320m12$Build-9483</meta:generator>
    <dc:date>2013-07-07T01:34:24</dc:date>
    <meta:editing-duration>PT00H30M42S</meta:editing-duration>
    <meta:editing-cycles>3</meta:editing-cycles>
    <meta:document-statistic meta:table-count="3" meta:cell-count="236" meta:object-count="0"/>
  </office:meta>
</office:document-meta>
</file>